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2f93" officeooo:paragraph-rsid="001c2f93"/>
    </style:style>
    <style:style style:name="P2" style:family="paragraph" style:parent-style-name="Standard" style:list-style-name="L1">
      <style:text-properties officeooo:rsid="001c6515" officeooo:paragraph-rsid="001c6515"/>
    </style:style>
    <style:style style:name="P3" style:family="paragraph" style:parent-style-name="Standard" style:list-style-name="L1">
      <style:text-properties officeooo:rsid="001de55d" officeooo:paragraph-rsid="001de55d"/>
    </style:style>
    <style:style style:name="T1" style:family="text">
      <style:text-properties officeooo:rsid="001c2f93"/>
    </style:style>
    <style:style style:name="T2" style:family="text">
      <style:text-properties officeooo:rsid="001c651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6070911" text:style-name="L1">
        <text:list-item>
          <text:p text:style-name="P1">Introduction</text:p>
          <text:list>
            <text:list-item>
              <text:p text:style-name="P3">Theory</text:p>
            </text:list-item>
            <text:list-item>
              <text:p text:style-name="P3">Program Organization</text:p>
            </text:list-item>
          </text:list>
        </text:list-item>
        <text:list-item>
          <text:p text:style-name="P1">Concept of Operations</text:p>
        </text:list-item>
        <text:list-item>
          <text:p text:style-name="P1">Definition of Inputs and Outputs</text:p>
        </text:list-item>
        <text:list-item>
          <text:p text:style-name="P1">Input Scripts</text:p>
        </text:list-item>
        <text:list-item>
          <text:p text:style-name="P1">Us<text:span text:style-name="T2">ing LIFTLINEUI</text:span></text:p>
        </text:list-item>
        <text:list-item>
          <text:p text:style-name="P2">Function Reference</text:p>
          <text:list>
            <text:list-item>
              <text:p text:style-name="P2">Common Input/Output Variables</text:p>
            </text:list-item>
            <text:list-item>
              <text:p text:style-name="P2">Function 1</text:p>
            </text:list-item>
            <text:list-item>
              <text:p text:style-name="P2">Function 2</text:p>
            </text:list-item>
            <text:list-item>
              <text:p text:style-name="P2">…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21:18:58.418344454</meta:creation-date>
    <dc:date>2020-08-20T23:00:06.224316975</dc:date>
    <meta:editing-duration>PT20M27S</meta:editing-duration>
    <meta:editing-cycles>1</meta:editing-cycles>
    <meta:document-statistic meta:table-count="0" meta:image-count="0" meta:object-count="0" meta:page-count="1" meta:paragraph-count="12" meta:word-count="38" meta:character-count="217" meta:non-whitespace-character-count="203"/>
    <meta:generator>LibreOffice/6.4.4.2$Linux_X86_64 LibreOffice_project/40$Build-2</meta:generator>
  </office:meta>
</office:document-meta>
</file>